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rsid="001c8a2c" officeooo:paragraph-rsid="001c8a2c"/>
    </style:style>
    <style:style style:name="P3" style:family="paragraph" style:parent-style-name="Standard">
      <style:text-properties style:font-name="Arial" officeooo:rsid="001c8a2c" officeooo:paragraph-rsid="001e2c97"/>
    </style:style>
    <style:style style:name="P4" style:family="paragraph" style:parent-style-name="Standard">
      <style:text-properties style:font-name="Arial" officeooo:rsid="001e2c97" officeooo:paragraph-rsid="001e2c97"/>
    </style:style>
    <style:style style:name="P5" style:family="paragraph" style:parent-style-name="Standard">
      <style:text-properties style:font-name="Arial" officeooo:paragraph-rsid="001c8a2c"/>
    </style:style>
    <style:style style:name="P6" style:family="paragraph" style:parent-style-name="Standard" style:master-page-name="">
      <loext:graphic-properties draw:fill="none"/>
      <style:paragraph-properties fo:margin-left="0cm" fo:margin-right="-0.199cm" fo:text-align="center" style:justify-single-word="false" fo:text-indent="-0.3cm" style:auto-text-indent="false" style:page-number="auto" fo:background-color="transparent"/>
      <style:text-properties style:font-name="Arial" fo:font-size="12pt" officeooo:rsid="001e86aa" officeooo:paragraph-rsid="001e922c" style:font-size-asian="12pt" style:font-size-complex="12pt"/>
    </style:style>
    <style:style style:name="P7" style:family="paragraph" style:parent-style-name="Standard">
      <style:text-properties style:font-name="Arial" officeooo:paragraph-rsid="00209058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328a42" officeooo:paragraph-rsid="00328a42" style:font-weight-asian="bold" style:font-weight-complex="bold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officeooo:paragraph-rsid="001e922c"/>
    </style:style>
    <style:style style:name="P11" style:family="paragraph" style:parent-style-name="Table_20_Contents">
      <style:text-properties style:font-name="Arial" officeooo:paragraph-rsid="001e9ebe"/>
    </style:style>
    <style:style style:name="P12" style:family="paragraph" style:parent-style-name="Table_20_Contents">
      <style:text-properties style:font-name="Arial" officeooo:rsid="0028a942" officeooo:paragraph-rsid="0028a942"/>
    </style:style>
    <style:style style:name="P13" style:family="paragraph" style:parent-style-name="Table_20_Contents">
      <style:text-properties style:font-name="Arial" officeooo:paragraph-rsid="0028a942"/>
    </style:style>
    <style:style style:name="P14" style:family="paragraph" style:parent-style-name="Table_20_Contents">
      <style:text-properties style:font-name="Arial" officeooo:rsid="002b0c20" officeooo:paragraph-rsid="002b0c20"/>
    </style:style>
    <style:style style:name="P15" style:family="paragraph" style:parent-style-name="Table_20_Contents">
      <style:text-properties style:font-name="Arial" officeooo:rsid="002b0c20" officeooo:paragraph-rsid="001e922c"/>
    </style:style>
    <style:style style:name="P16" style:family="paragraph" style:parent-style-name="Table_20_Contents">
      <style:text-properties style:font-name="Arial" officeooo:paragraph-rsid="002e5278"/>
    </style:style>
    <style:style style:name="P17" style:family="paragraph" style:parent-style-name="Table_20_Contents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Table_20_Contents">
      <style:text-properties style:font-name="Arial" officeooo:paragraph-rsid="00371eb2"/>
    </style:style>
    <style:style style:name="P19" style:family="paragraph" style:parent-style-name="Standard">
      <style:text-properties style:font-name="Arial" style:text-underline-style="none" officeooo:rsid="001da8a0"/>
    </style:style>
    <style:style style:name="P20" style:family="paragraph" style:parent-style-name="Standard">
      <style:text-properties style:font-name="Arial" style:text-underline-style="none" officeooo:rsid="001e2c97" officeooo:paragraph-rsid="001e2c97"/>
    </style:style>
    <style:style style:name="P21" style:family="paragraph" style:parent-style-name="Standard">
      <style:text-properties style:font-name="Arial" style:text-underline-style="none" officeooo:rsid="001e2c97" officeooo:paragraph-rsid="003542d9"/>
    </style:style>
    <style:style style:name="P22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1e2c97" officeooo:paragraph-rsid="001e86aa" style:font-size-asian="14pt" style:font-weight-asian="bold" style:font-size-complex="14pt" style:font-weight-complex="bold"/>
    </style:style>
    <style:style style:name="P23" style:family="paragraph" style:parent-style-name="Standard">
      <loext:graphic-properties draw:fill="none"/>
      <style:paragraph-properties fo:margin-left="0cm" fo:margin-right="-0.199cm" fo:text-align="center" style:justify-single-word="false" fo:text-indent="-0.3cm" style:auto-text-indent="false" fo:background-color="transparent"/>
      <style:text-properties style:font-name="Arial" fo:font-size="10pt" fo:font-style="italic" style:text-underline-style="none" fo:font-weight="normal" officeooo:rsid="00390537" officeooo:paragraph-rsid="00390537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da8a0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da8a0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0308ed9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1e922c" style:font-weight-asian="normal" style:font-weight-complex="normal"/>
    </style:style>
    <style:style style:name="T8" style:family="text">
      <style:text-properties style:text-underline-style="none" officeooo:rsid="0031b15f"/>
    </style:style>
    <style:style style:name="T9" style:family="text">
      <style:text-properties style:text-underline-style="none" officeooo:rsid="003542d9"/>
    </style:style>
    <style:style style:name="T10" style:family="text">
      <style:text-properties style:text-underline-style="none" officeooo:rsid="00393375"/>
    </style:style>
    <style:style style:name="T11" style:family="text">
      <style:text-properties officeooo:rsid="001e2c97"/>
    </style:style>
    <style:style style:name="T12" style:family="text">
      <style:text-properties officeooo:rsid="00209058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42569"/>
    </style:style>
    <style:style style:name="T15" style:family="text">
      <style:text-properties officeooo:rsid="0028a942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321dfc"/>
    </style:style>
    <style:style style:name="T18" style:family="text">
      <style:text-properties officeooo:rsid="003346dc"/>
    </style:style>
    <style:style style:name="T19" style:family="text">
      <style:text-properties officeooo:rsid="003542d9"/>
    </style:style>
    <style:style style:name="T20" style:family="text">
      <style:text-properties officeooo:rsid="00357e9c"/>
    </style:style>
    <style:style style:name="T21" style:family="text">
      <style:text-properties officeooo:rsid="00363f48"/>
    </style:style>
    <style:style style:name="T22" style:family="text">
      <style:text-properties officeooo:rsid="003905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RESUMO / ETAPAS DOS DESAFIO<text:span text:style-name="T18">S</text:span>:</text:p>
      <text:p text:style-name="P8"/>
      <text:p text:style-name="P8"/>
      <text:p text:style-name="P2">1º- Primeiro foi fornecido o arquivo “back.<text:span text:style-name="T1">sql</text:span>” que nada mais é que o arquivo DUM<text:span text:style-name="T11">P </text:span><text:span text:style-name="T19">do BD</text:span> de um restaurante;</text:p>
      <text:p text:style-name="P2"/>
      <text:p text:style-name="P3">2º- Deste arquivo, foi separado <text:span text:style-name="T19">uma</text:span><text:span text:style-name="T11"> parte</text:span> para criação das TABLES, <text:span text:style-name="T11">criando-se o arquivo “</text:span><text:span text:style-name="T1">Criação Schema tabelas.sql”</text:span>;</text:p>
      <text:p text:style-name="P3"/>
      <text:p text:style-name="P2">3º- Além disso, foi separado <text:span text:style-name="T19">uma</text:span><text:span text:style-name="T11"> parte de</text:span> inserção dos valores nas TABLES, <text:span text:style-name="T11">criando-se o arquivo “</text:span><text:span text:style-name="T1">inserts.sql”</text:span>;</text:p>
      <text:p text:style-name="P2"/>
      <text:p text:style-name="P4">#OBS&gt; Outra maneira poderia ter sido seguida. Além do arquivo DUMP, foi disponibilizado 6 arquivos .csv, referentes a 06 tabelas que compõem o banco. Pode-se importá-las através de recursos da ferramenta <text:s/><text:span text:style-name="T22">MYSQL </text:span>Workbench, porém não foi o caminho escolhido;</text:p>
      <text:p text:style-name="P2"/>
      <text:p text:style-name="P1"><text:span text:style-name="T1">4º- Como forma de validação da inserção, foi criado arquivo de contagem de linhas, para conferência dos valores totais inserid</text:span><text:span text:style-name="T11">os, visto que foi uma informação passada, ou seja, torna-se possível a conferência para saber se a importação ocorreu sem intercorrências. Para isso, foi usado o arquivo</text:span><text:span text:style-name="T1"> “</text:span>row_counts.<text:span text:style-name="T1">sql”</text:span><text:span text:style-name="T3">;</text:span></text:p>
      <text:p text:style-name="P19"/>
      <text:p text:style-name="P4"><text:span text:style-name="T3">5</text:span><text:span text:style-name="T2">º- Foi disponibilizado </text:span><text:span text:style-name="T8">s</text:span><text:span text:style-name="T2">cript SQL com diversas perguntas já respond</text:span><text:span text:style-name="T9">id</text:span><text:span text:style-name="T2">as, porém, havendo 03 perguntas como desafio de execução </text:span><text:span text:style-name="T10">(apresentadas mais à frente)</text:span><text:span text:style-name="T2">. </text:span></text:p>
      <text:p text:style-name="P20"/>
      <text:p text:style-name="P20">6º- Em outro momento, foi disponibilizado 02 arquivos .CSV, que se referem a 02 tabelas a serem inseridas no mesmo DB já utilizado.</text:p>
      <text:p text:style-name="P20"/>
      <text:p text:style-name="P20">7º- Após a segunda parte de importação, foi apresentado mais duas perguntas como desafios, dessa vez envolvendo as tabelas da primeira parte da importação, com as tabelas da segunda parte de importação.</text:p>
      <text:p text:style-name="P20"/>
      <text:p text:style-name="P21">8º- Ao final, como resumo, foi disponibilizado o seguinte documento </text:p>
      <text:p text:style-name="P21">(arquivo “trabalho.md”):</text:p>
      <text:p text:style-name="P20"/>
      <text:p text:style-name="P20"/>
      <table:table table:name="Tabela1" table:style-name="Tabela1">
        <table:table-column table:style-name="Tabela1.A"/>
        <table:table-row table:style-name="TableLine2887147161648">
          <table:table-cell table:style-name="Tabela1.A1" office:value-type="string">
            <text:p text:style-name="P9">“ <text:span text:style-name="T16"># 1. Proponha um modelo em estrela ou floco de neve com o fato pedido, as seguintes métricas serão obrigatórias- valor total do pedido, valor unitario do prato e quantidade. As dimensões obrigatórias serão, cliente, ano mes e dia.</text:span></text:p>
            <text:p text:style-name="P17"/>
            <text:p text:style-name="P17"/>
            <text:p text:style-name="P17"># 2. Entregar as queries que respondam:</text:p>
            <text:p text:style-name="P17"/>
            <text:p text:style-name="P17"># Qual o cliente que mais fez pedidos por ano</text:p>
            <text:p text:style-name="P17"># Qual o cliente que mais gastou em todos os anos</text:p>
            <text:p text:style-name="P17"># Qual(is) o(s) cliente(s) que trouxe(ram) mais pessoas por ano</text:p>
            <text:p text:style-name="P17"/>
            <text:p text:style-name="P17"># Qual a empresa que tem mais funcionarios como clientes do restaurante;</text:p>
            <text:p text:style-name="P17"># Qual empresa que tem mais funcionarios que consomem sobremesas no restaurante por ano;</text:p>
            <text:p text:style-name="P17"/>
            <text:p text:style-name="P9"><text:soft-page-break/><text:span text:style-name="T16">- Entregar todos os scripts fisicos atraves de um repositorio git seu que será cadastrado até a segunda-feira 10/06.</text:span> ”</text:p>
          </table:table-cell>
        </table:table-row>
      </table:table>
      <text:p text:style-name="P4"/>
      <text:p text:style-name="P20"/>
      <text:p text:style-name="P20"/>
      <text:p text:style-name="P22"/>
      <text:p text:style-name="P6"><text:span text:style-name="T5">c</text:span><text:span text:style-name="T4">onst </text:span><text:span text:style-name="T7">desafio_</text:span><text:span text:style-name="T6">dataBase_</text:span><text:span text:style-name="T7">av2</text:span><text:span text:style-name="T4"> = (</text:span><text:span text:style-name="T6">arquivos_disponibilizados</text:span><text:span text:style-name="T4">) <text:s/>=&gt; RESPOSTAS</text:span></text:p>
      <text:p text:style-name="P23">(Respostas também no arquivo “respostas.sql”)</text:p>
      <text:p text:style-name="P5"/>
      <text:p text:style-name="P10"># Qual o cliente que mais fez pedidos <text:span text:style-name="T13">por ano</text:span>*DESAFIO 0<text:span text:style-name="T14">1</text:span>*</text:p>
      <text:p text:style-name="P10"><text:line-break/><text:line-break/>use db_restaurante;<text:line-break/><text:line-break/></text:p>
      <table:table table:name="Tabela3" table:style-name="Tabela3">
        <table:table-column table:style-name="Tabela3.A"/>
        <table:table-row table:style-name="TableLine2887147157904">
          <table:table-cell table:style-name="Tabela3.A1" office:value-type="string">
            <text:p text:style-name="P7">#PRIMEIRO, PARA<text:span text:style-name="T12"> TESTE DA LÓGICA</text:span>:<text:line-break/>select year(ms.data_hora_entrada) as ano, cl.nome_cliente as cliente, sum(tp.quantidade_pedido) as qtd_pedido<text:line-break/>from tb_mesa ms<text:line-break/>left join tb_cliente cl<text:line-break/>on ms.id_cliente = cl.id_cliente<text:line-break/>left join tb_pedido tp<text:line-break/>on tp.codigo_mesa <text:s/>= ms.codigo_mesa<text:line-break/>where year(ms.data_hora_entrada) = 2022<text:line-break/>group by 1,2<text:line-break/>order by 3 desc<text:line-break/>limit 1;<text:line-break/><text:line-break/>#SEGUNDO, <text:span text:style-name="T12">REALIZANDO “UNION” ENTRE OS ANOS:</text:span><text:line-break/>select * from (<text:line-break/>(select year(ms.data_hora_entrada) as ano, cl.nome_cliente as cliente, sum(tp.quantidade_pedido) as qtd_pedido<text:line-break/>from tb_mesa ms<text:line-break/>left join tb_cliente cl<text:line-break/>on ms.id_cliente = cl.id_cliente<text:line-break/>left join tb_pedido tp<text:line-break/>on tp.codigo_mesa <text:s/>= ms.codigo_mesa<text:line-break/>where year(ms.data_hora_entrada) = 2022<text:line-break/>group by 1,2<text:line-break/>order by 3 desc<text:line-break/>limit 1)<text:line-break/>union<text:line-break/>(select year(ms.data_hora_entrada) as ano, cl.nome_cliente as cliente, sum(tp.quantidade_pedido) as qtd_pedido<text:line-break/>from tb_mesa ms<text:line-break/>left join tb_cliente cl<text:line-break/>on ms.id_cliente = cl.id_cliente<text:line-break/>left join tb_pedido tp<text:line-break/>on tp.codigo_mesa <text:s/>= ms.codigo_mesa<text:line-break/>where year(ms.data_hora_entrada) = 2023<text:line-break/>group by 1,2<text:line-break/><text:soft-page-break/>order by 3 desc<text:line-break/>limit 1)<text:line-break/>union<text:line-break/>(select year(ms.data_hora_entrada) as ano, cl.nome_cliente as cliente, sum(tp.quantidade_pedido) as qtd_pedido<text:line-break/>from tb_mesa ms<text:line-break/>left join tb_cliente cl<text:line-break/>on ms.id_cliente = cl.id_cliente<text:line-break/>left join tb_pedido tp<text:line-break/>on tp.codigo_mesa <text:s/>= ms.codigo_mesa<text:line-break/>where year(ms.data_hora_entrada) = 2024<text:line-break/>group by 1,2<text:line-break/>order by 3 desc<text:line-break/>limit 1)) as<text:line-break/>tb_top1_major_consumer_per_order;</text:p>
          </table:table-cell>
        </table:table-row>
      </table:table>
      <text:p text:style-name="P10"/>
      <text:p text:style-name="P10"/>
      <text:p text:style-name="P10"/>
      <text:p text:style-name="P10"># Qual o cliente que mais gastou em <text:span text:style-name="T13">todos os anos</text:span> *DESAFIO 02*</text:p>
      <text:p text:style-name="P10"/>
      <table:table table:name="Tabela2" table:style-name="Tabela2">
        <table:table-column table:style-name="Tabela2.A"/>
        <table:table-row table:style-name="TableLine2887147150128">
          <table:table-cell table:style-name="Tabela2.A1" office:value-type="string">
            <text:p text:style-name="P9">select year(ms.data_hora_entrada) as ano, cl.nome_cliente as cliente, sum(pr.preco_unitario_prato * pd.quantidade_pedido) as valor_<text:span text:style-name="T17">total</text:span><text:line-break/>from tb_mesa ms<text:line-break/>left join tb_cliente cl<text:line-break/>on ms.id_cliente = cl.id_cliente<text:line-break/>left join tb_pedido pd<text:line-break/>on ms.codigo_mesa <text:s/>= pd.codigo_mesa<text:line-break/>left join tb_prato pr<text:line-break/>on pd.codigo_prato = pr.codigo_prato<text:line-break/>group by 1,2<text:line-break/>order by 3 desc<text:line-break/>limit 1;</text:p>
          </table:table-cell>
        </table:table-row>
      </table:table>
      <text:p text:style-name="P10"/>
      <text:p text:style-name="P10"/>
      <text:p text:style-name="P10"/>
      <text:p text:style-name="P10"># Qual(is) o(s) cliente(s) que trouxe(ram) mais pessoas <text:span text:style-name="T13">por ano</text:span> *DESAFIO 0<text:span text:style-name="T14">3</text:span>*</text:p>
      <text:p text:style-name="P10"/>
      <table:table table:name="Tabela4" table:style-name="Tabela4">
        <table:table-column table:style-name="Tabela4.A"/>
        <table:table-row table:style-name="TableLine2887147163376">
          <table:table-cell table:style-name="Tabela4.A1" office:value-type="string">
            <text:p text:style-name="P9">select * <text:line-break/>from (<text:line-break/>(select year(ms.data_hora_entrada) as ano, cl.nome_cliente as cliente, sum(ms.num_pessoa_mesa) as qtd_pessoas <text:line-break/>from tb_mesa ms<text:line-break/>left join tb_cliente cl<text:line-break/>on ms.id_cliente = cl.id_cliente<text:line-break/>where year(ms.data_hora_entrada) = 2022<text:line-break/>group by 1,2<text:line-break/>order by 3 desc<text:line-break/>limit 1)<text:line-break/>union<text:line-break/>(select year(ms.data_hora_entrada) as ano, cl.nome_cliente as cliente, sum(ms.num_pessoa_mesa) as qtd_pessoas <text:line-break/><text:soft-page-break/>from tb_mesa ms<text:line-break/>left join tb_cliente cl<text:line-break/>on ms.id_cliente = cl.id_cliente<text:line-break/>where year(ms.data_hora_entrada) = 2023<text:line-break/>group by 1,2<text:line-break/>order by 3 desc<text:line-break/>limit 1)<text:line-break/>union(<text:line-break/>select year(ms.data_hora_entrada) as ano, cl.nome_cliente as cliente, sum(ms.num_pessoa_mesa) as qtd_pessoas <text:line-break/>from tb_mesa ms<text:line-break/>left join tb_cliente cl<text:line-break/>on ms.id_cliente = cl.id_cliente<text:line-break/>where year(ms.data_hora_entrada) = 2024<text:line-break/>group by 1,2<text:line-break/>order by 3 desc<text:line-break/>limit 1<text:line-break/>)) as<text:line-break/>tb_top1_major_consumer_per_year;</text:p>
          </table:table-cell>
        </table:table-row>
      </table:table>
      <text:p text:style-name="P10"/>
      <text:p text:style-name="P12">#OBS&gt; Antes de qualquer envolvimento com as próximas atividades, foi percebido que os valores de telefone na tabela “<text:span text:style-name="T20">tb_cliente”</text:span> <text:span text:style-name="T20">contavam com valores de</text:span> e-mail e, os valores d<text:span text:style-name="T20">a coluna de</text:span> e-mail estava<text:span text:style-name="T20">m</text:span> na coluna de telefone. Segue o realizado:</text:p>
      <text:p text:style-name="P12"/>
      <table:table table:name="Tabela5" table:style-name="Tabela5">
        <table:table-column table:style-name="Tabela5.A"/>
        <table:table-row table:style-name="TableLine2887147163664">
          <table:table-cell table:style-name="Tabela5.A1" office:value-type="string">
            <text:p text:style-name="P13"># 1º - Percebe-se que as colunas email_cliente e telefone_cliente estão trocadas. <text:span text:style-name="T20">P</text:span>ara isso:</text:p>
            <text:p text:style-name="P13"><text:line-break/> CREATE TABLE `tb_email_tel_stage` (<text:line-break/> <text:s/>`id_cliente` int NOT NULL AUTO_INCREMENT,<text:line-break/> <text:s/>`email_cliente` varchar(45) DEFAULT NULL,<text:line-break/> <text:s/>`telefone_cliente` varchar(45) DEFAULT NULL,<text:line-break/> <text:s/>PRIMARY KEY (`id_cliente`)<text:line-break/>);<text:line-break/>INSERT INTO `tb_email_tel_stage` (email_cliente, telefone_cliente)<text:line-break/>SELECT telefone_cliente, email_cliente<text:line-break/>FROM tb_cliente;<text:line-break/>;<text:line-break/>SELECT * FROM tb_email_tel_stage;<text:line-break/><text:line-break/>#<text:span text:style-name="T15">2º - </text:span>Com a tabela te<text:span text:style-name="T21">m</text:span>por<text:span text:style-name="T21">á</text:span>ria criada, agora é passar os valores corretos.<text:line-break/>UPDATE tb_cliente tc<text:line-break/>JOIN tb_email_tel_stage ts ON tc.telefone_cliente = ts.email_cliente<text:line-break/>SET tc.email_cliente = ts.email_cliente, <text:line-break/> <text:s text:c="3"/>tc.telefone_cliente = ts.telefone_cliente;</text:p>
          </table:table-cell>
        </table:table-row>
      </table:table>
      <text:p text:style-name="P12"/>
      <text:p text:style-name="P10"/>
      <text:p text:style-name="P18"># Qual a empresa que <text:span text:style-name="T13">tem mais</text:span> funcionários como clientes do restaurante *DESAFIO 0<text:span text:style-name="T14">4</text:span>*;</text:p>
      <text:p text:style-name="P18"/>
      <text:p text:style-name="P10"/>
      <table:table table:name="Tabela6" table:style-name="Tabela6">
        <table:table-column table:style-name="Tabela6.A"/>
        <table:table-row table:style-name="TableLine2887147154448">
          <table:table-cell table:style-name="Tabela6.A1" office:value-type="string">
            <text:p text:style-name="P9">select tbe.nome_empresa as nome_empresa, count(tbbn.email_funcionario) as <text:soft-page-break/>email_funcionario<text:line-break/>from tb_empresa tbe<text:line-break/>left join tb_beneficio tbbn<text:line-break/>on tbe.codigo_empresa = tbbn.codigo_empresa<text:line-break/>left join tb_cliente tbc<text:line-break/>on tbc.email_cliente = tbbn.email_funcionario<text:line-break/>where tbc.email_cliente = tbbn.email_funcionario<text:line-break/>GROUP BY 1<text:line-break/>ORDER BY 2 DESC<text:line-break/>limit 1;</text:p>
          </table:table-cell>
        </table:table-row>
      </table:table>
      <text:p text:style-name="P14"/>
      <text:p text:style-name="P15"/>
      <text:p text:style-name="P10"/>
      <text:p text:style-name="P11"># Qual empresa que tem mais funcionarios que consomem sobremesas no restaurante <text:span text:style-name="T13">por ano</text:span>*DESAFIO 0<text:span text:style-name="T14">5</text:span>*;</text:p>
      <text:p text:style-name="P11"/>
      <text:p text:style-name="P11"/>
      <table:table table:name="Tabela7" table:style-name="Tabela7">
        <table:table-column table:style-name="Tabela7.A"/>
        <table:table-row table:style-name="TableLine2887147154736">
          <table:table-cell table:style-name="Tabela7.A1" office:value-type="string">
            <text:p text:style-name="P9">#PRIMEIRO(Para entender a lógica):<text:line-break/>select tbe.nome_empresa as nome_empresa, count(tbbn.email_funcionario) as email_funcionario<text:line-break/>from tb_empresa tbe<text:line-break/>left join tb_beneficio tbbn<text:line-break/>on tbe.codigo_empresa = tbbn.codigo_empresa<text:line-break/>left join tb_cliente tbc<text:line-break/>on tbc.email_cliente = tbbn.email_funcionario<text:line-break/>left join tb_mesa tbms<text:line-break/>on tbms.id_cliente = tbc.id_cliente<text:line-break/>left join tb_pedido tbpd<text:line-break/>on tbpd.codigo_mesa = tbms.codigo_mesa<text:line-break/>left join tb_prato tbpt<text:line-break/>on tbpt.codigo_prato = tbpd.codigo_prato<text:line-break/>left join tb_tipo_prato tbtppt<text:line-break/>on tbtppt.codigo_tipo_prato = tbpt.codigo_tipo_prato <text:line-break/>where (tbc.email_cliente = tbbn.email_funcionario) and (tbtppt.codigo_tipo_prato = 3)<text:line-break/>GROUP BY 1<text:line-break/>ORDER BY 2 DESC;<text:line-break/><text:line-break/>#SEGUNDO(aplicando a lógica):<text:line-break/>select * from (<text:line-break/>(select year(tbms.data_hora_entrada) as ano, tbe.nome_empresa as nome_empresa, count(tbbn.email_funcionario) as email_funcionario<text:line-break/>from tb_empresa tbe<text:line-break/>left join tb_beneficio tbbn<text:line-break/>on tbe.codigo_empresa = tbbn.codigo_empresa<text:line-break/>left join tb_cliente tbc<text:line-break/>on tbc.email_cliente = tbbn.email_funcionario<text:line-break/>left join tb_mesa tbms<text:line-break/>on tbms.id_cliente = tbc.id_cliente<text:line-break/>left join tb_pedido tbpd<text:line-break/>on tbpd.codigo_mesa = tbms.codigo_mesa<text:line-break/>left join tb_prato tbpt<text:line-break/><text:soft-page-break/>on tbpt.codigo_prato = tbpd.codigo_prato<text:line-break/>left join tb_tipo_prato tbtppt<text:line-break/>on tbtppt.codigo_tipo_prato = tbpt.codigo_tipo_prato <text:line-break/>where (tbc.email_cliente = tbbn.email_funcionario) and (tbtppt.codigo_tipo_prato = 3) and (year(tbms.data_hora_entrada) = 2022)<text:line-break/>GROUP BY 1, 2 <text:s/><text:line-break/>ORDER BY 3 DESC<text:line-break/>limit 1)<text:line-break/>union<text:line-break/>(select year(tbms.data_hora_entrada), tbe.nome_empresa as nome_empresa, count(tbbn.email_funcionario) as email_funcionario<text:line-break/>from tb_empresa tbe<text:line-break/>left join tb_beneficio tbbn<text:line-break/>on tbe.codigo_empresa = tbbn.codigo_empresa<text:line-break/>left join tb_cliente tbc<text:line-break/>on tbc.email_cliente = tbbn.email_funcionario<text:line-break/>left join tb_mesa tbms<text:line-break/>on tbms.id_cliente = tbc.id_cliente<text:line-break/>left join tb_pedido tbpd<text:line-break/>on tbpd.codigo_mesa = tbms.codigo_mesa<text:line-break/>left join tb_prato tbpt<text:line-break/>on tbpt.codigo_prato = tbpd.codigo_prato<text:line-break/>left join tb_tipo_prato tbtppt<text:line-break/>on tbtppt.codigo_tipo_prato = tbpt.codigo_tipo_prato <text:line-break/>where (tbc.email_cliente = tbbn.email_funcionario) and (tbtppt.codigo_tipo_prato = 3) and (year(tbms.data_hora_entrada) = 2023)<text:line-break/>GROUP BY 1, 2 <text:s/><text:line-break/>ORDER BY 3 DESC<text:line-break/>limit 1)<text:line-break/>union<text:line-break/>(select year(tbms.data_hora_entrada), tbe.nome_empresa as nome_empresa, count(tbbn.email_funcionario) as email_funcionario<text:line-break/>from tb_empresa tbe<text:line-break/>left join tb_beneficio tbbn<text:line-break/>on tbe.codigo_empresa = tbbn.codigo_empresa<text:line-break/>left join tb_cliente tbc<text:line-break/>on tbc.email_cliente = tbbn.email_funcionario<text:line-break/>left join tb_mesa tbms<text:line-break/>on tbms.id_cliente = tbc.id_cliente<text:line-break/>left join tb_pedido tbpd<text:line-break/>on tbpd.codigo_mesa = tbms.codigo_mesa<text:line-break/>left join tb_prato tbpt<text:line-break/>on tbpt.codigo_prato = tbpd.codigo_prato<text:line-break/>left join tb_tipo_prato tbtppt<text:line-break/>on tbtppt.codigo_tipo_prato = tbpt.codigo_tipo_prato <text:line-break/>where (tbc.email_cliente = tbbn.email_funcionario) and (tbtppt.codigo_tipo_prato = 3) and (year(tbms.data_hora_entrada) = 2024)<text:line-break/>GROUP BY 1, 2 <text:s/><text:line-break/>ORDER BY 3 DESC<text:line-break/>limit 1)) as tb_grandona;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0T22:10:23.714000000</dc:date>
    <meta:editing-duration>PT3H2S</meta:editing-duration>
    <meta:editing-cycles>25</meta:editing-cycles>
    <meta:generator>LibreOffice/7.3.3.2$Windows_X86_64 LibreOffice_project/d1d0ea68f081ee2800a922cac8f79445e4603348</meta:generator>
    <meta:document-statistic meta:table-count="7" meta:image-count="0" meta:object-count="0" meta:page-count="6" meta:paragraph-count="35" meta:word-count="1273" meta:character-count="9615" meta:non-whitespace-character-count="8332"/>
  </office:meta>
</office:document-meta>
</file>